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/>
      <style:text-properties fo:color="#ffffff" fo:font-size="13pt" style:font-size-asian="13pt" style:font-size-complex="13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465a4"/>
      <style:text-properties fo:color="#ffffff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Title of the program</text:p>
          </table:table-cell>
          <table:table-cell office:value-type="string" calcext:value-type="string">
            <text:p>LOC</text:p>
          </table:table-cell>
          <table:table-cell table:number-columns-repeated="2"/>
          <table:table-cell office:value-type="string" calcext:value-type="string">
            <text:p>a_b</text:p>
          </table:table-cell>
          <table:table-cell office:value-type="string" calcext:value-type="string">
            <text:p>b_b</text:p>
          </table:table-cell>
          <table:table-cell table:style-name="Default" office:value-type="string" calcext:value-type="string">
            <text:p>c_b</text:p>
          </table:table-cell>
          <table:table-cell office:value-type="string" calcext:value-type="string">
            <text:p>d_b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Schedul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dingSponsor.py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Organic</text:p>
          </table:table-cell>
          <table:table-cell office:value-type="float" office:value="2.4" calcext:value-type="float">
            <text:p>2.4</text:p>
          </table:table-cell>
          <table:table-cell office:value-type="float" office:value="1.05" calcext:value-type="float">
            <text:p>1.05</text:p>
          </table:table-cell>
          <table:table-cell table:style-name="Default" office:value-type="float" office:value="2.5" calcext:value-type="float">
            <text:p>2.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eed Forward Backpropagation Neural Network.py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emidetached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table:style-name="Default"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chedule of the projec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table:style-name="Default"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LOC ^ d_b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esigning diagram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esigning system view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Effort multiplier</text:p>
          </table:table-cell>
          <table:table-cell table:number-columns-repeated="6"/>
        </table:table-row>
        <table:table-row table:style-name="ro1">
          <table:table-cell table:style-name="Default"/>
          <table:table-cell table:formula="of:=SUM([.B2:.B6])/1000" office:value-type="float" office:value="0.861" calcext:value-type="float">
            <text:p>0.861</text:p>
          </table:table-cell>
          <table:table-cell table:number-columns-repeated="4"/>
          <table:table-cell table:style-name="Default" office:value-type="string" calcext:value-type="string">
            <text:p>Cost driver</text:p>
          </table:table-cell>
          <table:table-cell office:value-type="string" calcext:value-type="string">
            <text:p>very low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office:value-type="string" calcext:value-type="string">
            <text:p>product complexity (EAF)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office:value-type="float" office:value="1.65" calcext:value-type="float">
            <text:p>1.65</text:p>
          </table:table-cell>
        </table:table-row>
        <table:table-row table:style-name="ro2">
          <table:table-cell table:style-name="Default"/>
          <table:table-cell table:number-columns-repeated="5"/>
          <table:table-cell table:style-name="ce6" office:value-type="string" calcext:value-type="string">
            <text:p>product complexity (EAF)</text:p>
          </table:table-cell>
          <table:table-cell table:style-name="ce6" office:value-type="string" calcext:value-type="string">
            <text:p>very high</text:p>
          </table:table-cell>
          <table:table-cell table:style-name="ce6" table:formula="of:=IF([.H9]=&quot;very low&quot;;[.H8];IF([.H9]=&quot;low&quot;;[.I8];IF([.H9]=&quot;normal&quot;;[.J8];IF([.H9]=&quot;high&quot;;[.K8];IF([.H9]=&quot;very high&quot;;[.L8];IF([.H9]=&quot;extra high&quot;;[.M8];0)))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termediate model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a_b</text:p>
          </table:table-cell>
          <table:table-cell office:value-type="string" calcext:value-type="string">
            <text:p>b_b</text:p>
          </table:table-cell>
          <table:table-cell office:value-type="string" calcext:value-type="string">
            <text:p>c_b</text:p>
          </table:table-cell>
          <table:table-cell office:value-type="string" calcext:value-type="string">
            <text:p>d_b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Schedul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office:value-type="string" calcext:value-type="string">
            <text:p>Organic</text:p>
          </table:table-cell>
          <table:table-cell office:value-type="float" office:value="3.2" calcext:value-type="float">
            <text:p>3.2</text:p>
          </table:table-cell>
          <table:table-cell office:value-type="float" office:value="1.05" calcext:value-type="float">
            <text:p>1.05</text:p>
          </table:table-cell>
          <table:table-cell office:value-type="float" office:value="2.5" calcext:value-type="float">
            <text:p>2.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office:value-type="string" calcext:value-type="string">
            <text:p>Semidetached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office:value-type="string" calcext:value-type="string">
            <text:p>Embedded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= a_b x LOC ^ b_b</text:p>
          </table:table-cell>
          <table:table-cell office:value-type="string" calcext:value-type="string">
            <text:p>DEV=c_b x E ^ d_b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COMO MODE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5"/>
          <table:table-cell office:value-type="string" calcext:value-type="string">
            <text:p>Organ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ort</text:p>
          </table:table-cell>
          <table:table-cell table:formula="of:=[.E2]*POWER([.B7];[.F2])" office:value-type="float" office:value="2.05099475966381" calcext:value-type="float">
            <text:p>2.05099475966381</text:p>
          </table:table-cell>
          <table:table-cell office:value-type="string" calcext:value-type="string">
            <text:p>man per month</text:p>
          </table:table-cell>
          <table:table-cell table:number-columns-repeated="3"/>
          <table:table-cell office:value-type="string" calcext:value-type="string">
            <text:p>Effort</text:p>
          </table:table-cell>
          <table:table-cell table:formula="of:=[.H12]*[.I9]*POWER([.B7];[.I12])" office:value-type="float" office:value="3.55505758341727" calcext:value-type="float">
            <text:p>3.55505758341727</text:p>
          </table:table-cell>
          <table:table-cell office:value-type="string" calcext:value-type="string">
            <text:p>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elopment time in months</text:p>
          </table:table-cell>
          <table:table-cell table:formula="of:=[.G2]*POWER([.B7];[.H2])" office:value-type="float" office:value="2.36178960186404" calcext:value-type="float">
            <text:p>2.36178960186404</text:p>
          </table:table-cell>
          <table:table-cell office:value-type="string" calcext:value-type="string">
            <text:p>months</text:p>
          </table:table-cell>
          <table:table-cell table:number-columns-repeated="3"/>
          <table:table-cell office:value-type="string" calcext:value-type="string">
            <text:p>Development time in months</text:p>
          </table:table-cell>
          <table:table-cell table:formula="of:=[.J12]*POWER([.I18];[.K12])" office:value-type="float" office:value="4.04819786729324" calcext:value-type="float">
            <text:p>4.04819786729324</text:p>
          </table:table-cell>
          <table:table-cell office:value-type="string" calcext:value-type="string">
            <text:p>month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or rat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Labor rat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ductivity</text:p>
          </table:table-cell>
          <table:table-cell table:formula="of:=[.B7]*1000/[.C18]" office:value-type="float" office:value="419.796294428919" calcext:value-type="float">
            <text:p>419.796294428919</text:p>
          </table:table-cell>
          <table:table-cell office:value-type="string" calcext:value-type="string">
            <text:p>loc per man per month</text:p>
          </table:table-cell>
          <table:table-cell table:number-columns-repeated="3"/>
          <table:table-cell office:value-type="string" calcext:value-type="string">
            <text:p>Productivity</text:p>
          </table:table-cell>
          <table:table-cell table:formula="of:=[.B7]*1000/[.I18]" office:value-type="float" office:value="242.190169862838" calcext:value-type="float">
            <text:p>242.190169862838</text:p>
          </table:table-cell>
          <table:table-cell office:value-type="string" calcext:value-type="string">
            <text:p>loc per 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staffing per month</text:p>
          </table:table-cell>
          <table:table-cell table:formula="of:=[.C18]/[.C19]" office:value-type="float" office:value="0.868407057955147" calcext:value-type="float">
            <text:p>0.868407057955147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  <table:table-cell office:value-type="string" calcext:value-type="string">
            <text:p>Average staffing per month</text:p>
          </table:table-cell>
          <table:table-cell table:formula="of:=[.I18]/[.I19]" office:value-type="float" office:value="0.878182761801191" calcext:value-type="float">
            <text:p>0.878182761801191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Cost of the project</text:p>
          </table:table-cell>
          <table:table-cell table:style-name="ce5" table:formula="of:=[.C18]*[.C19]*[.C20]" office:value-type="float" office:value="96880.3619370327" calcext:value-type="float">
            <text:p>96880.3619370327</text:p>
          </table:table-cell>
          <table:table-cell table:number-columns-repeated="4"/>
          <table:table-cell table:style-name="ce5" office:value-type="string" calcext:value-type="string">
            <text:p>Cost of the project</text:p>
          </table:table-cell>
          <table:table-cell table:style-name="ce5" table:formula="of:=[.I18]*[.I19]*[.I20]" office:value-type="float" office:value="287831.53054589" calcext:value-type="float">
            <text:p>287831.53054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detached</text:p>
          </table:table-cell>
          <table:table-cell table:number-columns-repeated="5"/>
          <table:table-cell office:value-type="string" calcext:value-type="string">
            <text:p>Semidetach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ort</text:p>
          </table:table-cell>
          <table:table-cell table:formula="of:=[.E3]*POWER([.B7];[.F3])" office:value-type="float" office:value="2.53702521930077" calcext:value-type="float">
            <text:p>2.53702521930077</text:p>
          </table:table-cell>
          <table:table-cell office:value-type="string" calcext:value-type="string">
            <text:p>man per month</text:p>
          </table:table-cell>
          <table:table-cell table:number-columns-repeated="3"/>
          <table:table-cell office:value-type="string" calcext:value-type="string">
            <text:p>Effort</text:p>
          </table:table-cell>
          <table:table-cell table:formula="of:=[.H13]*[.I9]*POWER([.B7];[.I13])" office:value-type="float" office:value="3.298132785091" calcext:value-type="float">
            <text:p>3.298132785091</text:p>
          </table:table-cell>
          <table:table-cell office:value-type="string" calcext:value-type="string">
            <text:p>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elopment time in months</text:p>
          </table:table-cell>
          <table:table-cell table:formula="of:=[.G3]*POWER([.B7];[.H3])" office:value-type="float" office:value="2.37241746044826" calcext:value-type="float">
            <text:p>2.37241746044826</text:p>
          </table:table-cell>
          <table:table-cell office:value-type="string" calcext:value-type="string">
            <text:p>months</text:p>
          </table:table-cell>
          <table:table-cell table:number-columns-repeated="3"/>
          <table:table-cell office:value-type="string" calcext:value-type="string">
            <text:p>Development time in months</text:p>
          </table:table-cell>
          <table:table-cell table:formula="of:=[.J13]*POWER([.I27];[.K13])" office:value-type="float" office:value="3.79606689027965" calcext:value-type="float">
            <text:p>3.79606689027965</text:p>
          </table:table-cell>
          <table:table-cell office:value-type="string" calcext:value-type="string">
            <text:p>month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or rate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  <table:table-cell office:value-type="string" calcext:value-type="string">
            <text:p>Labor rate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ductivity</text:p>
          </table:table-cell>
          <table:table-cell table:formula="of:=[.B7]*1000/[.C27]" office:value-type="float" office:value="339.373843606214" calcext:value-type="float">
            <text:p>339.373843606214</text:p>
          </table:table-cell>
          <table:table-cell office:value-type="string" calcext:value-type="string">
            <text:p>loc per man per month</text:p>
          </table:table-cell>
          <table:table-cell table:number-columns-repeated="3"/>
          <table:table-cell office:value-type="string" calcext:value-type="string">
            <text:p>Productivity</text:p>
          </table:table-cell>
          <table:table-cell table:formula="of:=[.B7]*1000/[.I27]" office:value-type="float" office:value="261.05680277401" calcext:value-type="float">
            <text:p>261.05680277401</text:p>
          </table:table-cell>
          <table:table-cell office:value-type="string" calcext:value-type="string">
            <text:p>loc per 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staffing per month</text:p>
          </table:table-cell>
          <table:table-cell table:formula="of:=[.C27]/[.C28]" office:value-type="float" office:value="1.06938397714431" calcext:value-type="float">
            <text:p>1.06938397714431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  <table:table-cell office:value-type="string" calcext:value-type="string">
            <text:p>Average staffing per month</text:p>
          </table:table-cell>
          <table:table-cell table:formula="of:=[.I27]/[.I28]" office:value-type="float" office:value="0.868828943329825" calcext:value-type="float">
            <text:p>0.868828943329825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Cost of the project</text:p>
          </table:table-cell>
          <table:table-cell table:style-name="ce5" table:formula="of:=[.C27]*[.C28]*[.C29]" office:value-type="float" office:value="90283.2439180011" calcext:value-type="float">
            <text:p>90283.2439180011</text:p>
          </table:table-cell>
          <table:table-cell table:number-columns-repeated="4"/>
          <table:table-cell table:style-name="ce5" office:value-type="string" calcext:value-type="string">
            <text:p>Cost of the project</text:p>
          </table:table-cell>
          <table:table-cell table:style-name="ce5" table:formula="of:=[.I27]*[.I28]*[.I29]" office:value-type="float" office:value="187798.989978447" calcext:value-type="float">
            <text:p>187798.98997844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ort</text:p>
          </table:table-cell>
          <table:table-cell table:formula="of:=[.E4]*POWER([.B7];[.F4])" office:value-type="float" office:value="3.00819706026145" calcext:value-type="float">
            <text:p>3.00819706026145</text:p>
          </table:table-cell>
          <table:table-cell office:value-type="string" calcext:value-type="string">
            <text:p>man per month</text:p>
          </table:table-cell>
          <table:table-cell table:number-columns-repeated="3"/>
          <table:table-cell office:value-type="string" calcext:value-type="string">
            <text:p>Effort</text:p>
          </table:table-cell>
          <table:table-cell table:formula="of:=[.H14]*[.I9]*POWER([.B7];[.I14])" office:value-type="float" office:value="3.04162147204214" calcext:value-type="float">
            <text:p>3.04162147204214</text:p>
          </table:table-cell>
          <table:table-cell office:value-type="string" calcext:value-type="string">
            <text:p>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elopment time in months</text:p>
          </table:table-cell>
          <table:table-cell table:formula="of:=[.G4]*POWER([.B7];[.H4])" office:value-type="float" office:value="2.38309314352032" calcext:value-type="float">
            <text:p>2.38309314352032</text:p>
          </table:table-cell>
          <table:table-cell office:value-type="string" calcext:value-type="string">
            <text:p>months</text:p>
          </table:table-cell>
          <table:table-cell table:number-columns-repeated="3"/>
          <table:table-cell office:value-type="string" calcext:value-type="string">
            <text:p>Development time in months</text:p>
          </table:table-cell>
          <table:table-cell table:formula="of:=[.J14]*POWER([.I37];[.K14])" office:value-type="float" office:value="3.5688941024344" calcext:value-type="float">
            <text:p>3.5688941024344</text:p>
          </table:table-cell>
          <table:table-cell office:value-type="string" calcext:value-type="string">
            <text:p>month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or r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Labor r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ductivity</text:p>
          </table:table-cell>
          <table:table-cell table:formula="of:=[.B7]*1000/[.C37]" office:value-type="float" office:value="286.217951401484" calcext:value-type="float">
            <text:p>286.217951401484</text:p>
          </table:table-cell>
          <table:table-cell office:value-type="string" calcext:value-type="string">
            <text:p>loc per man per month</text:p>
          </table:table-cell>
          <table:table-cell table:number-columns-repeated="3"/>
          <table:table-cell office:value-type="string" calcext:value-type="string">
            <text:p>Productivity</text:p>
          </table:table-cell>
          <table:table-cell table:formula="of:=[.B7]*1000/[.I37]" office:value-type="float" office:value="283.072699188281" calcext:value-type="float">
            <text:p>283.072699188281</text:p>
          </table:table-cell>
          <table:table-cell office:value-type="string" calcext:value-type="string">
            <text:p>loc per man per mon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staffing per month</text:p>
          </table:table-cell>
          <table:table-cell table:formula="of:=[.C37]/[.C38]" office:value-type="float" office:value="1.26230779877018" calcext:value-type="float">
            <text:p>1.26230779877018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  <table:table-cell office:value-type="string" calcext:value-type="string">
            <text:p>Average staffing per month</text:p>
          </table:table-cell>
          <table:table-cell table:formula="of:=[.I37]/[.I38]" office:value-type="float" office:value="0.852258818766127" calcext:value-type="float">
            <text:p>0.852258818766127</text:p>
          </table:table-cell>
          <table:table-cell office:value-type="string" calcext:value-type="string">
            <text:p>full time software personnel 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5" office:value-type="string" calcext:value-type="string">
            <text:p>Cost of the project</text:p>
          </table:table-cell>
          <table:table-cell table:style-name="ce5" table:formula="of:=[.C37]*[.C38]*[.C39]" office:value-type="float" office:value="71688.1378866706" calcext:value-type="float">
            <text:p>71688.1378866706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Cost of the project</text:p>
          </table:table-cell>
          <table:table-cell table:style-name="ce5" table:formula="of:=[.I37]*[.I38]*[.I39]" office:value-type="float" office:value="108552.24933409" calcext:value-type="float">
            <text:p>108552.249334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00-00-00</text:date>, <text:time style:data-style-name="N2" text:time-value="06:35:24.051961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5:50:29.412213262</meta:creation-date>
    <dc:date>2019-09-13T16:58:11.246105809</dc:date>
    <meta:editing-duration>PT45M40S</meta:editing-duration>
    <meta:editing-cycles>22</meta:editing-cycles>
    <meta:generator>LibreOffice/6.1.5.2$Linux_X86_64 LibreOffice_project/10$Build-2</meta:generator>
    <meta:document-statistic meta:table-count="1" meta:cell-count="189" meta:object-count="0"/>
  </office:meta>
</office:document-meta>
</file>